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8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2"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3"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4"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4">
      <style:text-properties fo:font-size="10pt" fo:font-weight="normal" officeooo:paragraph-rsid="001f3ecf" style:font-size-asian="10pt" style:font-weight-asian="normal" style:font-size-complex="10pt" style:font-weight-complex="normal"/>
    </style:style>
    <style:style style:name="P13" style:family="paragraph" style:parent-style-name="Standard" style:list-style-name="L5"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6"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7"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 style:list-style-name="L8"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fo:font-weight="normal" officeooo:paragraph-rsid="001f3ecf" style:font-size-asian="10pt" style:font-weight-asian="normal" style:font-size-complex="10pt" style:font-weight-complex="normal"/>
    </style:style>
    <style:style style:name="P18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 style:list-style-name="L9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 style:list-style-name="L10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 style:list-style-name="L11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 style:list-style-name="L12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 style:list-style-name="L13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 style:list-style-name="L15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 style:list-style-name="L16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 style:list-style-name="L13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Standard"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 style:list-style-name="L5">
      <style:text-properties style:text-line-through-style="solid" style:text-line-through-type="singl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text-line-through-style="solid" style:text-line-through-type="single"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 style:list-style-name="L12">
      <style:text-properties style:text-line-through-style="solid" style:text-line-through-type="sing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 style:list-style-name="L14">
      <style:text-properties style:text-line-through-style="solid" style:text-line-through-type="singl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f3ecf" style:font-weight-asian="normal" style:font-weight-complex="normal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fo:font-weight="normal" style:font-weight-asian="normal" style:font-weight-complex="normal"/>
    </style:style>
    <style:style style:name="T5" style:family="text">
      <style:text-properties officeooo:rsid="001f3ec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</text:p>
      <text:list xml:id="list8977986040005768482" text:style-name="L1">
        <text:list-item>
          <text:p text:style-name="P8">Untersuchung basiert auf Standardmodell mit 4 Wechselwirkungen</text:p>
          <text:p text:style-name="P8">→ SM beschreibt Aufbau der Materie aus den gezeigten Elemtentarteilchen</text:p>
        </text:list-item>
        <text:list-item>
          <text:p text:style-name="P8">In dieser Bachelorarbeit: B-&gt;D,l,nu</text:p>
        </text:list-item>
        <text:list-item>
          <text:p text:style-name="P8">Folgende Teilchen relevant: B: bottom + leichtes Antiquark (u oder d)<text:line-break/><text:tab/><text:tab/><text:tab/> D: charm + leichtes Antiquark<text:line-break/> <text:tab/><text:tab/><text:tab/>Ein Lepton + Dazugehöriges Antineutrino<text:line-break/><text:tab/><text:tab/><text:tab/> Gluon und W-Boson als Austauschteilchen</text:p>
        </text:list-item>
        <text:list-item>
          <text:p text:style-name="P8">Bachelorarbeit untersucht Observable R(D)<text:line-break/>→ Soll durch Fits bestimmt werden. Wird später genauer erläutert</text:p>
        </text:list-item>
        <text:list-item>
          <text:p text:style-name="P8">Interessant: Diskrepanz zwischen experimentellen und theoretischen Ergebnissen.<text:line-break/>Dies soll in dieser Bachelorarbeit untersucht werden.</text:p>
        </text:list-item>
      </text:list>
      <text:p text:style-name="P2"/>
      <text:p text:style-name="P1">6</text:p>
      <text:p text:style-name="P2"><text:tab/>Feynman-Diagramm des hier untersuchten Zerfalls</text:p>
      <text:p text:style-name="P2"><text:tab/>→ Leichte Antiquark q agiert als “Zuschauerquark”</text:p>
      <text:list xml:id="list6689862814725358066" text:style-name="L2">
        <text:list-item>
          <text:p text:style-name="P9"><text:s/>schwache WW: b-quark in c-Quarks unter Emission eines W-Bosons</text:p>
          <text:p text:style-name="P9">→ <text:span text:style-name="T3">Schwache WW koppelt nicht an Masseneigenzustände der Quarks sondern an einer Linearkombination: CKM-Matrix Element<text:line-break/>→ V_cb &lt;&lt; 1, da Übergang von 3. in 2. Generation</text:span></text:p>
        </text:list-item>
        <text:list-item>
          <text:p text:style-name="P9">Neben schwacher WW auch starke WW:<text:line-break/>→ Exemplarisch im Feynman-Diagram dargestellt<text:line-break/>→ Gluonen halten Meson zusammen<text:line-break/>→ Phänomen der starken WW: Kopplungskonstante der starken WW alpha_s nimmt bei geringen Impulsüberträgen zu</text:p>
        </text:list-item>
        <text:list-item>
          <text:p text:style-name="P9">Für alpha&gt;1 keine Störungstheorie mehr möglich: Diagramme mit mehr Vertices müssen berücksichtigt werden</text:p>
        </text:list-item>
        <text:list-item>
          <text:p text:style-name="P9">Formfaktoren: Weiterhin quantitative Aussagen</text:p>
        </text:list-item>
      </text:list>
      <text:p text:style-name="P2"/>
      <text:p text:style-name="P1">7</text:p>
      <text:list xml:id="list7613416651632037881" text:style-name="L3">
        <text:list-item>
          <text:p text:style-name="P10">Allgemein: Matrixelement des Zerfalls M<text:line-break/>→ Faktorisierung in hadr. und lept. Anteil</text:p>
        </text:list-item>
        <text:list-item>
          <text:p text:style-name="P10">Hadr. Matrixelement: Schwache WW wird durch V-A Strom beschrieben <text:span text:style-name="T3">(mit Gamma Matrizen + Spinor + Adj. Spinor)</text:span></text:p>
          <text:p text:style-name="P10">→ V_mu: Trafo wie Vektor unter Parität<text:line-break/>→ A_mu: Trafo wie Axialvektor unter Parität</text:p>
        </text:list-item>
        <text:list-item>
          <text:p text:style-name="P10"><text:span text:style-name="T5">Hier betrachete </text:span>Mesonen sind Pseudoskalare. Parametrisierung durch:<text:line-break/><text:tab/><text:tab/>Viererimpulse (Trafo wie Vektoren)<text:line-break/><text:tab/><text:tab/>Impulsübertrag (Lorentzskalar)</text:p>
        </text:list-item>
        <text:list-item>
          <text:p text:style-name="P10">Daraus lässt sich nichts konstruieren, was wie Axialvektor transformiert<text:line-break/>→ Paritätserhaltung in QCD: Axialvektoranteil verschwindet</text:p>
        </text:list-item>
        <text:list-item>
          <text:p text:style-name="P10">Verbleibender Anteil: Parametrisierung durch Formfaktoren<text:line-break/>→ f+, f- von q^2 abhängig</text:p>
        </text:list-item>
      </text:list>
      <text:p text:style-name="P2"/>
      <text:p text:style-name="P17"><text:tab/>… mit Feynmanregeln folgt folgende <text:span text:style-name="T5">dif.</text:span> Zerfallsbreite ==&gt;</text:p>
      <text:p text:style-name="P17"><text:tab/>→ zu beachten: F0 aus F+ und F- zusammengesetzt</text:p>
      <text:p text:style-name="P2"/>
      <text:p text:style-name="P2"/>
      <text:p text:style-name="P1">9</text:p>
      <text:p text:style-name="P2"><text:tab/>Wie lässt sich Zerfall kinematisch beschreiben?</text:p>
      <text:list xml:id="list101993968755585460" text:style-name="L4">
        <text:list-item>
          <text:p text:style-name="P11">Impulsübertrag q^2.</text:p>
          <text:p text:style-name="P11">→ aus kinematischen Extremfällen folgt Einschränkung</text:p>
        </text:list-item>
        <text:list-item>
          <text:p text:style-name="P12">Alternative Parametrisierungen:</text:p>
        </text:list-item>
        <text:list-item>
          <text:p text:style-name="P12"><text:s/>w</text:p>
        </text:list-item>
        <text:list-item>
          <text:p text:style-name="P11">z-Parametrisierung: Bildet q^2 auf komplexe Ebene ab</text:p>
        </text:list-item>
        <text:list-item>
          <text:p text:style-name="P11">Bildmenge von z(q^2)</text:p>
          <text:p text:style-name="P11">→ auch außerhalb des kin. Erlaubten Bereiches wird q^2 immer auf <text:s text:c="2"/>|z|&lt;1 abgebildet<text:line-break/>→ Grund: Später Potenzreihenentwicklung in |z|. Diese konvergiert besser, wenn |z| immer &lt;1 ist!</text:p>
        </text:list-item>
      </text:list>
      <text:p text:style-name="P2"><text:soft-page-break/></text:p>
      <text:p text:style-name="P1">12</text:p>
      <text:p text:style-name="P2">Ziel: Aus diskreten Theoriewerten für Formfaktoren f+ und f0 für verschiedene Impulsüberträge durch Fits die Formfaktoren zu kontinuirlicher Größe in z zu erweitern</text:p>
      <text:list xml:id="list6857369213072600389" text:style-name="L5">
        <text:list-item>
          <text:p text:style-name="P13">Theoriewerte: Aus Gittereichrechnungen der Fermilab + MILC Kollaboration.<text:line-break/>→ Inklusive Fehler und Korrelationen</text:p>
        </text:list-item>
        <text:list-item>
          <text:p text:style-name="P13">Fitfunktion: Allgemeine Potenzreihenentwicklung in z ( i=+,0)<text:line-break/>→ a_ik Fitparameter<text:line-break/>→ N_i Ordnung der Entwicklung<text:line-break/>→ P_i Blaschkefaktoren</text:p>
        </text:list-item>
        <text:list-item>
          <text:p text:style-name="P13">P_i: Wahl durch Simplified Series Expansion:<text:line-break/>→ Berücksichtige Resonanzen durch angeregte Zustände</text:p>
          <text:p text:style-name="P13">→ m_i Resonanzmassen (m_+, m_0)<text:line-break/>→<text:span text:style-name="T3"> Quantenzahlen der Resonanzen müssen mit den Quantenzahlen der Formfaktoren übereinstimmen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8">J^P = 0^+ für f+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text:tab/><text:tab/><text:tab/><text:tab/><text:tab/> <text:s text:c="6"/><text:span text:style-name="T1"><text:s/>J^P = 1^- für f0</text:span></text:p>
      <text:p text:style-name="P27"><text:tab/>→ Wähle jeweils niedrigste Resonanzmasse für jeden Formfaktor, da <text:line-break/><text:tab/>diese den größten Einfluss auf Formfaktor besitzen</text:p>
      <text:p text:style-name="P2"/>
      <text:p text:style-name="P1">13</text:p>
      <text:p text:style-name="P2"><text:tab/>Betrachtung der Defintion von f_0 bei z_max:<text:line-break/><text:tab/>→ q^2(z_max) = 0, d.h. die NB folgt sofort<text:line-break/><text:tab/>→ Einschränkung an Fitparameter</text:p>
      <text:list xml:id="list451299217378326118" text:style-name="L6">
        <text:list-item>
          <text:p text:style-name="P14">Fitmethode: Methode der kleinsten Quadrate<text:line-break/>→ Minimiere Abstand der Theoriewerte (y) zu den Vorhersagen durch Fitfunktion f<text:line-break/>→ Varriere Fitparameter (a) um S minimal zu halten<text:line-break/>→ Minimiere f+ und f_0 gleichzeitig!</text:p>
        </text:list-item>
        <text:list-item>
          <text:p text:style-name="P14">Korrelationen und Fehler berücksichtigen: Nutze gewichtete Summe:<text:line-break/>→ r sind die Residuen (d.h. Abstand Theoriewerte zur Vorhersage)<text:line-break/>→ V Kovarianzmatrix<text:line-break/>→ d.h. Residuen werden mit der Inverse der Varianz der jew. Theoriewerte gewichtet<text:line-break/> (d.h. Kleiner Fehler = hohes Gewicht)</text:p>
        </text:list-item>
        <text:list-item>
          <text:p text:style-name="P14">Konfidenzintervalle: <text:line-break/>→ Wir erhalten Fitparameter mit Fehler und Korelationen</text:p>
          <text:p text:style-name="P14">→ Erstelle Fitfunktion für 10.000 MC-generierte Konfigurationen der Fitparameter<text:line-break/><text:span text:style-name="T3">→ Behandle Fehler als normalverteilt</text:span></text:p>
        </text:list-item>
      </text:list>
      <text:p text:style-name="P1"/>
      <text:p text:style-name="P1">14</text:p>
      <text:p text:style-name="P2"><text:tab/>Fit wird für verschiedene Kombinationen der Ordnungen N_+ und <text:tab/>N_0 durchgeführt</text:p>
      <text:list xml:id="list3924806927121116830" text:style-name="L7">
        <text:list-item>
          <text:p text:style-name="P15">Quantitative Überprüfung der Ergebnisse über chi^2</text:p>
        </text:list-item>
        <text:list-item>
          <text:p text:style-name="P15">Anzahl der Freiheitsgrade: Bei 6 Theoriewerten und einer Nebenbed.</text:p>
        </text:list-item>
      </text:list>
      <text:p text:style-name="P1">15, 16, 17 ,18</text:p>
      <text:list xml:id="list8059369013405703103" text:style-name="L8">
        <text:list-item>
          <text:p text:style-name="P16">(1,1): Keine gute Parametrisierung<text:line-break/>→ chi^2/df &gt;&gt;1</text:p>
          <text:p text:style-name="P16">→ Qualitativ: Direkt sichtbar<text:line-break/>→ Grund: Methode versagt bei hohen Korrelationen mit identischen Vorzeichen</text:p>
        </text:list-item>
        <text:list-item>
          <text:p text:style-name="P16">(1,2): Besserer Fit.<text:line-break/>→ Chi^2/df ist ok<text:line-break/>→ Nicht pefekt getroffen bei f_0</text:p>
        </text:list-item>
        <text:list-item>
          <text:p text:style-name="P16">(2,1): genau so wie (1,2)</text:p>
        </text:list-item>
        <text:list-item>
          <text:p text:style-name="P16">(2,2): Fit annähernd “perfekt”<text:line-break/>→ chi^2/df &lt;&lt;1, d.h. “überfittet”<text:line-break/>→ Großer Fehler bei weiteren Fitparametern<text:line-break/>→ Große Ungenauigkeiten bei hohem z (d.h. entfernt von Gittereichrechnungen)<text:line-break/><text:span text:style-name="T3">→ relativ geringe Aussagekraft der Fits bei hohen z</text:span></text:p>
          <text:p text:style-name="P6"><text:soft-page-break/>19</text:p>
        </text:list-item>
      </text:list>
      <text:p text:style-name="P3"><text:tab/>Einsetzen der Formfaktoren in Theorieformel<text:line-break/><text:tab/>→ Daraus folgt differentielle Zerfallsbreite für Elektronen, <text:tab/><text:tab/><text:tab/>Myonen und Tauonen<text:line-break/><text:tab/>→ Exemplarisch für (2,2) dargetellt</text:p>
      <text:list xml:id="list1507748465842928685" text:style-name="L9">
        <text:list-item>
          <text:p text:style-name="P19">Zwischen Funktionen für e und mu nur kleine Differenzen,<text:line-break/>→ Funktion für tau sieht jedoch anders aus<text:line-break/>→ Grund: Massenunterschied zwischen tau und andere Leptonen</text:p>
        </text:list-item>
      </text:list>
      <text:p text:style-name="P3"/>
      <text:p text:style-name="P4">20</text:p>
      <text:p text:style-name="P3"><text:tab/>Integration der dif. Zerfallsbreiten über z ergibt totale Zerfallsbreiten</text:p>
      <text:list xml:id="list5292197479154940434" text:style-name="L10">
        <text:list-item>
          <text:p text:style-name="P20">Observable R(D) wie angegeben definiert<text:line-break/>→ Br(B-&gt; D tau) Verzweigungserhältnis für tau</text:p>
          <text:p text:style-name="P20">→ Br(B-&gt; D l) Mittleung Verzweizungsverhältnis für e und mu</text:p>
          <text:p text:style-name="P20">→ Ergebnisse für verschiedene Ordnungen N in Tabelle</text:p>
        </text:list-item>
        <text:list-item>
          <text:p text:style-name="P20">Vergleich mit Ergebnis aus Literatur<text:line-break/>→ Zu beachten: Andere Fitfunktion, keine Resonanzen berücksichtigt</text:p>
        </text:list-item>
        <text:list-item>
          <text:p text:style-name="P20">Auffällig: Ansteigender Fehler bei R(D):<text:line-break/>→ Vermutung: “Truncation Error” durch frühzeitiges Abbrechen der Reihenentwicklung<text:line-break/>→ Systematischer Fehler, welcher nicht in statistischen Fehler berücksichtigt wird. <text:span text:style-name="T3">Müsste zusätzlich berücksichtigt werden</text:span><text:line-break/>→ Verwende Ergebnis (2,2):<text:line-break/><text:tab/>→ <text:span text:style-name="T5">Maximale Parameteranzahl: Truncation error wird so gut <text:tab/>wie es geht vermieden</text:span></text:p>
        </text:list-item>
      </text:list>
      <text:p text:style-name="P4">21</text:p>
      <text:p text:style-name="P3"><text:tab/>Errechneter Theoriewert für (2,2)<text:line-break/><text:tab/>→ wird verwendet</text:p>
      <text:list xml:id="list5596870707709103816" text:style-name="L11">
        <text:list-item>
          <text:p text:style-name="P21">Ergebnisse für R(D) von Belle und Babar</text:p>
          <text:p text:style-name="P21">→R(D)_exp stellt gewichteten <text:s/>Mittelwert dar<text:line-break/><text:span text:style-name="T3">→ systematischer und statistischer Fehler quadratisch addiert</text:span></text:p>
        </text:list-item>
        <text:list-item>
          <text:p text:style-name="P21">Abweichung exp. Wert von Theoriewert von 2.4 sigma</text:p>
          <text:p text:style-name="P21">→ Frage: Wie lässt sich diese Diskrepanz erklären?</text:p>
        </text:list-item>
      </text:list>
      <text:p text:style-name="P3"/>
      <text:p text:style-name="P3"><text:tab/>… es folgen Korrekturen um diese Diskrepanz zu beheben</text:p>
      <text:p text:style-name="P4">22</text:p>
      <text:list xml:id="list6056451803963664285" text:style-name="L12">
        <text:list-item>
          <text:p text:style-name="P22">Erster Korrekturversuch, um theoretische Ergebnisse mit exp. Ergebnissen kompatibel zu machen:<text:line-break/>→ Multipliziere allgemeine Vorfaktoren alpha, beta an Formfaktoren<text:line-break/>→ Untersuche Auswirkugen auf R(D)</text:p>
          <text:p text:style-name="P30">→ Ausgangslage: Fits für Ordnung (2,2)</text:p>
        </text:list-item>
        <text:list-item>
          <text:p text:style-name="P22">Achsen (alpha, beta):<text:line-break/>→ Roter Bereich: Hier müsste (alpha, beta) liegen, um innerhalb der 1-sigma Umgebung des exp. Wertes für R(D) zu liegen</text:p>
        </text:list-item>
        <text:list-item>
          <text:p text:style-name="P22">Exemplarisch: Betrachte Punkt alpha=1, beta=1.31</text:p>
        </text:list-item>
        <text:list-item>
          <text:p text:style-name="P22">Betrachte diff. Zerfallsbreiten für e, mu, tau:<text:line-break/>→ Im Vergleich gestrichelt die “unveränderten” dif. Zerfallsbreiten<text:line-break/>→ Nur die dif. Zerfallsbreite für Tauonen ändert sich signifikant<text:line-break/>=&gt; Grund: Beta wirkt sich nur auf f_0 aus, jedoch ist f_0 mit m_l^3 unterdrückt (und m_tau &gt;&gt; m_l)</text:p>
        </text:list-item>
      </text:list>
      <text:p text:style-name="P3"/>
      <text:p text:style-name="P4">23</text:p>
      <text:list xml:id="list1872339571631359447" text:style-name="L13">
        <text:list-header>
          <text:p text:style-name="P23">Diskrepanz ermöglicht Interpretationsspielraum für Neue Physik</text:p>
          <text:p text:style-name="P23">→ Untersuche exemplarisch einen möglichen BSM-Prozess</text:p>
        </text:list-header>
        <text:list-item>
          <text:p text:style-name="P23">Beschränkung auf den Tauonen Sektor, d.h. behandle e und mu wie im SM</text:p>
        </text:list-item>
        <text:list-item>
          <text:p text:style-name="P23">Schreibe effektiven Hamiltonian wie angegeben</text:p>
          <text:p text:style-name="P23">→ 1. Term: SM-Hamiltionian<text:line-break/>→ 2. Term: BSM-Einfluss<text:line-break/>→ <text:span text:style-name="T3">L,R beschreibt die Händigkeit der Fermionen</text:span></text:p>
        </text:list-item>
        <text:list-item>
          <text:p text:style-name="P23">Wilson Koeffizient: Komplexe Größe, welche Stärke des Einflusses beschreibt</text:p>
          <text:p text:style-name="P23">-&gt;Ziel: Passe CS_1 so an, dass theoretische Vorhersage von R(D) mit dem experimentellen Wert für R(D) übereinstimmt</text:p>
          <text:p text:style-name="P26"><text:soft-page-break/>24</text:p>
          <text:p text:style-name="P23">Aus Quelle: Die dif. Zerfallsbreite kann wie angegeben geschrieben werden<text:line-break/>→ Für CS=0 erhält man bekannte dif. Zerfallsbreite im SM</text:p>
        </text:list-item>
      </text:list>
      <text:p text:style-name="P4">25</text:p>
      <text:p text:style-name="P3"><text:tab/>Mit Integration der dif. Zerfallsbreite über q^2 erhält man das <text:tab/>Verzweigungsverhältnis Br()</text:p>
      <text:p text:style-name="P3"><text:tab/><text:span text:style-name="T3">→ Br()_SM ist das Verzweigungsverhältnis im SM</text:span><text:line-break/><text:tab/>→ A_s, A_vs sind nominelle Vorfaktoren unter Nutzung der Fits</text:p>
      <text:p text:style-name="P3"><text:tab/><text:span text:style-name="T3">→ A_hut sind normierte Parameter, d.h. A geteilt durch <text:tab/><text:tab/>Verzweigungsverhältnis im SM</text:span></text:p>
      <text:list xml:id="list7046581059349213567" text:style-name="L14">
        <text:list-item>
          <text:p text:style-name="P31">Durch Änderung von CS_tau kann R(D) nun angepasst werden</text:p>
        </text:list-item>
      </text:list>
      <text:p text:style-name="P4">26</text:p>
      <text:p text:style-name="P4"><text:tab/><text:span text:style-name="T1">→ </text:span><text:span text:style-name="T2">Komplexe</text:span><text:span text:style-name="T1"> Ebene: Wenn CS_1 im roten Bereich liegt, so liegt <text:tab/>R(D) in der 1sigma-Umgebung von R(D)_exp<text:line-break/><text:tab/>→ Durch Wahl von CS_1 auf </text:span><text:span text:style-name="T2">komplexer</text:span><text:span text:style-name="T1"> Ebene erhält man <text:tab/>verschiedene dif. Zerfallsbreiten<text:line-break/><text:tab/>→ Rechts: Betrachte dif. Zerfallsbreiten an vier exemplarischen <text:tab/>Punkten<text:line-break/><text:tab/>→ Im Vergleich in rot: Dif. Zerfallsbreite im SM<text:line-break/><text:tab/>→ </text:span><text:span text:style-name="T4">Beachte: Oberster und unterster Punkt haben identische dif. <text:tab/>Zerfallsbreite: Grund:<text:line-break/><text:tab/><text:tab/>→ CS unterscheidet sich nur im Vorzeichen des <text:tab/><text:tab/><text:tab/>Imaginärteiles. Imaginärteil geht aber nur Betragsmäßig in <text:tab/><text:tab/>dif. Zerfallsbreite ein</text:span><text:span text:style-name="T1"><text:line-break/><text:tab/>→ Auffällig: Position des Maximum der dif. Zerfallsbreite <text:tab/><text:tab/>unterscheidet sich von der Position im SM<text:line-break/><text:tab/>→ Position des Maximums unterscheidet sich auch je nach Wahl von <text:tab/>CS_1 auf der komplexen Ebene<text:line-break/><text:tab/></text:span><text:span text:style-name="T4">→ Bei vorheriger naiver Korrektur blieb Position des Maximums an <text:tab/>gleicher Position wie im SM</text:span><text:span text:style-name="T1"><text:line-break/><text:tab/>=&gt; Große Abweichung der Position des Maximums könnte Hinweis <text:tab/>auf Korrektur außerhalb des SM geben</text:span></text:p>
      <text:p text:style-name="P3"/>
      <text:p text:style-name="P4">28 Zusammenfassung</text:p>
      <text:list xml:id="list1977463108297375551" text:style-name="L15">
        <text:list-item>
          <text:p text:style-name="P24">Formfaktoren wurden durch Fits an diskrete Werte zu einer kontinuierlichen Größe in z erweitert</text:p>
        </text:list-item>
        <text:list-item>
          <text:p text:style-name="P24">R(D) wurde aus ebendiesen Fits zum angegeben Wert bestimmt</text:p>
        </text:list-item>
        <text:list-item>
          <text:p text:style-name="P24">Somit konnte beobachtete Diskrepanz bestätigt werden</text:p>
        </text:list-item>
        <text:list-item>
          <text:p text:style-name="P24">Anschließend: Exemplarische Untersuchung einer neuen Kopplung für Tauonen außerhalb des SM</text:p>
          <text:p text:style-name="P24">→ Korrekturen konnten Diskrepanz quantitativ beheben</text:p>
        </text:list-item>
        <text:list-item>
          <text:p text:style-name="P24">Natürlich sind auch andere Korrekturen möglich<text:line-break/>→ Insbesondere im e oder mu Sektor</text:p>
        </text:list-item>
      </text:list>
      <text:p text:style-name="P3"/>
      <text:p text:style-name="P4">29 Ausblick</text:p>
      <text:list xml:id="list3350663581480184499" text:style-name="L16">
        <text:list-item>
          <text:p text:style-name="P25"><text:s/>Ergebnisse für Formfaktoren und somit R(D) <text:span text:style-name="T5">müssen</text:span> verbesser<text:span text:style-name="T5">t werden</text:span>:<text:line-break/>→ <text:span text:style-name="T3">Genaurere theoretische Werte nötig</text:span></text:p>
          <text:p text:style-name="P25">Größere Anzahl von Theoriewerten für verschiedene Impulsüberträge wäre hilfreich</text:p>
        </text:list-item>
        <text:list-item>
          <text:p text:style-name="P25">Fitmethodik: Kann verbessert weden</text:p>
        </text:list-item>
        <text:list-item>
          <text:p text:style-name="P25">Beispielsweise: Andere Parametrisierung von z möglich</text:p>
        </text:list-item>
        <text:list-item>
          <text:p text:style-name="P25">Experimentell: Weitere Messungen von R(D) sind unabdingbar</text:p>
        </text:list-item>
        <text:list-item>
          <text:p text:style-name="P25">Zwischen Belle und Babar bestehen signifikante Unterschiede in ihren Messergebnissen<text:line-break/>=&gt; Dies impliziert bereits, dass weitere Experimente nötig sind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ejaVu Sans Mono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 Mono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008in" fo:margin-bottom="0.7874in" fo:margin-left="0.561in" fo:margin-right="3.305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Marco Alameddine</meta:initial-creator>
    <meta:creation-date>2017-09-25T14:41:02</meta:creation-date>
    <meta:printed-by>Jean-Marco Alameddine</meta:printed-by>
    <meta:print-date>2017-09-25T17:18:21</meta:print-date>
    <dc:date>2017-09-26T18:21:04.222185305</dc:date>
    <meta:editing-duration>PT4H2M3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12" meta:word-count="1436" meta:character-count="9785" meta:non-whitespace-character-count="8445"/>
  </office:meta>
</office:document-meta>
</file>